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13.25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6600ff" draw:fill="none" draw:fill-color="#4b1f6f" draw:fill-image-width="0cm" draw:fill-image-height="0cm" fo:min-height="14.759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3.859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notes">
      <style:graphic-properties draw:fill-color="#ffffff" fo:min-height="13.364cm"/>
    </style:style>
    <style:style style:name="pr5" style:family="presentation" style:parent-style-name="Default-outline1">
      <style:graphic-properties fo:min-height="11.773cm"/>
    </style:style>
    <style:style style:name="pr6" style:family="presentation" style:parent-style-name="Default-outline1">
      <style:graphic-properties fo:min-height="13.859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6600cc" fo:font-size="60pt" fo:font-weight="bold" style:font-size-asian="60pt" style:font-weight-asian="bold" style:font-size-complex="60pt" style:font-weight-complex="bold"/>
    </style:style>
    <style:style style:name="T1" style:family="text">
      <style:text-properties fo:color="#6600cc" fo:font-size="60pt" fo:font-weight="bold" style:font-size-asian="60pt" style:font-weight-asian="bold" style:font-size-complex="60pt" style:font-weight-complex="bold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➢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4.5cm" svg:height="13.5cm" svg:x="2cm" svg:y="5cm">
          <draw:text-box>
            <text:p text:style-name="P1"><text:span text:style-name="T1">Utilisez les données publiques de l'OpenFoodFacts</text:span></text:p>
          </draw:text-box>
        </draw:frame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3.859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Objectif</text:p>
          </draw:text-box>
        </draw:frame>
        <draw:frame draw:style-name="gr3" draw:layer="layout" svg:width="23.5cm" svg:height="15.009cm" svg:x="2cm" svg:y="5cm">
          <draw:text-box>
            <text:list text:style-name="L1">
              <text:list-item>
                <text:p><text:span text:style-name="T2"><text:s/></text:span><text:span text:style-name="T2">Créer un programme qui interagit avec la base Open Food Facts pour en récupérer les aliments, les comparer et proposer à l'utilisateur un substitut plus sain à l'aliment qui lui fait envie</text:span></text:p>
                <text:p><text:span text:style-name="T2"/></text:p>
              </text:list-item>
              <text:list-item>
                <text:p><text:span text:style-name="T2"><text:s/></text:span><text:span text:style-name="T2">Insctructions à respecter :</text:span></text:p>
                <text:p><text:span text:style-name="T3"/></text:p>
              </text:list-item>
            </text:list>
            <text:list text:style-name="L2">
              <text:list-item>
                <text:list>
                  <text:list-header>
                    <text:p><text:span text:style-name="T3">=&gt; Recherche d'aliments dans la base Open Food Facts.</text:span></text:p>
                    <text:p><text:span text:style-name="T3">=&gt; L'utilisateur interagit avec le programme dans le terminal.</text:span></text:p>
                    <text:p><text:span text:style-name="T3">=&gt; Si l'utilisateur entre un caractère qui n'est pas un chiffre, le programme doit lui répéter la question.</text:span></text:p>
                    <text:p><text:span text:style-name="T3">=&gt; La recherche doit s'effectuer sur une base MySql.</text:span></text:p>
                  </text:list-header>
                </text:list>
              </text:list-item>
            </text:list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ise en oeuvre : étapes préparatoires</text:p>
          </draw:text-box>
        </draw:frame>
        <draw:frame presentation:style-name="pr5" draw:layer="layout" svg:width="25.199cm" svg:height="11.773cm" svg:x="1.4cm" svg:y="7cm" presentation:class="outline" presentation:user-transformed="true">
          <draw:text-box>
            <text:list text:style-name="L3">
              <text:list-item>
                <text:p>Création d'un tableau Agile sur Trello</text:p>
              </text:list-item>
              <text:list-item>
                <text:p>Création d'un repository pour ce projet sur GitHub</text:p>
              </text:list-item>
              <text:list-item>
                <text:p>Rédaction de la documentation (Readme.md) en prenant en compte l'énoncé (description du parcours utilisateur...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ise en oeuvre : développement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3">
              <text:list-item>
                <text:p>Définition et construction de la base de données à l'aide de MySQL Workbench</text:p>
              </text:list-item>
              <text:list-item>
                <text:p>Partie requêtes à l'API d'OpenFoodFacts</text:p>
              </text:list-item>
              <text:list-item>
                <text:p>Architecture des interactions</text:p>
              </text:list-item>
              <text:list-item>
                <text:p>IHM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ifficultés rencontrées</text:p>
          </draw:text-box>
        </draw:frame>
        <draw:frame presentation:style-name="pr6" draw:layer="layout" svg:width="25.199cm" svg:height="13.85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1H40M33S</meta:editing-duration>
    <meta:editing-cycles>3</meta:editing-cycles>
    <meta:generator>OpenOffice/4.1.1$Win32 OpenOffice.org_project/411m6$Build-9775</meta:generator>
    <dc:date>2019-10-02T16:50:40.38</dc:date>
    <meta:document-statistic meta:object-count="42"/>
  </office:meta>
</office:document-meta>
</file>